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0f1a2" officeooo:paragraph-rsid="0010f1a2" style:font-weight-asian="bold" style:font-weight-complex="bold"/>
    </style:style>
    <style:style style:name="P2" style:family="paragraph" style:parent-style-name="Text_20_body">
      <style:text-properties officeooo:rsid="0010f1a2" officeooo:paragraph-rsid="0010f1a2"/>
    </style:style>
    <style:style style:name="P3" style:family="paragraph" style:parent-style-name="Text_20_body">
      <style:text-properties officeooo:paragraph-rsid="00134b5d"/>
    </style:style>
    <style:style style:name="P4" style:family="paragraph" style:parent-style-name="Title">
      <style:text-properties officeooo:paragraph-rsid="0010f1a2"/>
    </style:style>
    <style:style style:name="P5" style:family="paragraph" style:parent-style-name="Title" style:master-page-name="Standard">
      <style:paragraph-properties style:page-number="auto"/>
      <style:text-properties officeooo:rsid="00124545" officeooo:paragraph-rsid="00124545"/>
    </style:style>
    <style:style style:name="P6" style:family="paragraph" style:parent-style-name="Heading_20_1">
      <style:text-properties officeooo:paragraph-rsid="00134b5d"/>
    </style:style>
    <style:style style:name="P7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Text_20_body">
      <style:text-properties fo:font-style="normal" officeooo:rsid="00134b5d" officeooo:paragraph-rsid="00151257" style:font-style-asian="normal" style:font-style-complex="normal"/>
    </style:style>
    <style:style style:name="P10" style:family="paragraph" style:parent-style-name="Text_20_body">
      <style:text-properties officeooo:rsid="0013fa90" officeooo:paragraph-rsid="0013fa90"/>
    </style:style>
    <style:style style:name="P11" style:family="paragraph" style:parent-style-name="Text_20_body" style:list-style-name="L1">
      <style:text-properties officeooo:rsid="0013fa90" officeooo:paragraph-rsid="0013fa90"/>
    </style:style>
    <style:style style:name="P12" style:family="paragraph" style:parent-style-name="Text_20_body" style:list-style-name="L1">
      <style:text-properties officeooo:paragraph-rsid="0013fa90"/>
    </style:style>
    <style:style style:name="P13" style:family="paragraph" style:parent-style-name="Text_20_body">
      <style:text-properties officeooo:rsid="00151257" officeooo:paragraph-rsid="00151257"/>
    </style:style>
    <style:style style:name="P14" style:family="paragraph" style:parent-style-name="Text_20_body">
      <style:text-properties style:text-underline-style="none"/>
    </style:style>
    <style:style style:name="P15" style:family="paragraph" style:parent-style-name="Text_20_body">
      <style:text-properties officeooo:paragraph-rsid="00124545"/>
    </style:style>
    <style:style style:name="P16" style:family="paragraph" style:parent-style-name="Text_20_body">
      <style:text-properties officeooo:paragraph-rsid="00134b5d"/>
    </style:style>
    <style:style style:name="P17" style:family="paragraph" style:parent-style-name="Text_20_body">
      <style:text-properties officeooo:rsid="0019f39d" officeooo:paragraph-rsid="0019f39d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normal" officeooo:rsid="00124545" style:font-style-asian="normal" style:font-style-complex="normal"/>
    </style:style>
    <style:style style:name="T5" style:family="text">
      <style:text-properties fo:font-style="normal" officeooo:rsid="00134b5d" style:font-style-asian="normal" style:font-style-complex="normal"/>
    </style:style>
    <style:style style:name="T6" style:family="text">
      <style:text-properties fo:font-style="normal" officeooo:rsid="00151257" style:font-style-asian="normal" style:font-style-complex="normal"/>
    </style:style>
    <style:style style:name="T7" style:family="text">
      <style:text-properties fo:font-style="normal" officeooo:rsid="0019f39d" style:font-style-asian="normal" style:font-style-complex="normal"/>
    </style:style>
    <style:style style:name="T8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officeooo:rsid="00134b5d"/>
    </style:style>
    <style:style style:name="T10" style:family="text">
      <style:text-properties officeooo:rsid="0013fa9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fa9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51257"/>
    </style:style>
    <style:style style:name="T15" style:family="text">
      <style:text-properties officeooo:rsid="00191859"/>
    </style:style>
    <style:style style:name="T16" style:family="text">
      <style:text-properties officeooo:rsid="001b55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set:</text:p>
      <text:p text:style-name="P4">Coches de segunda mano en venta en España</text:p>
      <text:p text:style-name="P1">Pablo Campillo Sánchez</text:p>
      <text:p text:style-name="P1">Pedro Uceda Martínez</text:p>
      <text:p text:style-name="P2"/>
      <text:h text:style-name="P8" text:outline-level="3">Tipología y Ciclo de Vida de los Datos</text:h>
      <text:h text:style-name="P8" text:outline-level="3">Universitat Oberta de Catalunya</text:h>
      <text:h text:style-name="P7" text:outline-level="1">1. Contexto</text:h>
      <text:p text:style-name="P15"><text:span text:style-name="T1">A la hora de abordar esta actividad, nuestro objetivo </text:span><text:span text:style-name="T14">e</text:span><text:span text:style-name="T1">ra realizar un </text:span><text:span text:style-name="T2">dataset </text:span><text:span text:style-name="T4">cuyo posterior análisis tuviera utilidad en nuestro día a día. Así pues, optamos por recoger datos sobre </text:span><text:span text:style-name="T6">coches</text:span><text:span text:style-name="T4"> en venta en nuestro país, de modo que pudiéramos extraer conocimiento posteriormente realizando un análisis sobre el conjunto de datos que extrajésemos.</text:span></text:p>
      <text:p text:style-name="P3"><text:span text:style-name="T4">En nuestro país existen principalmente 2 sitios web <text:s/>que permi</text:span><text:span text:style-name="T5">ten buscar coches en venta: </text:span><text:a xlink:type="simple" xlink:href="http://www.coches.net/" text:style-name="Internet_20_link" text:visited-style-name="Visited_20_Internet_20_Link"><text:span text:style-name="T5">www.coches.net</text:span></text:a><text:span text:style-name="T5"> y </text:span><text:a xlink:type="simple" xlink:href="http://www.milanuncios.com/" text:style-name="Internet_20_link" text:visited-style-name="Visited_20_Internet_20_Link"><text:span text:style-name="T5">www.milanuncios.com</text:span></text:a><text:span text:style-name="T5"> . Además, </text:span><text:span text:style-name="T6">en principio, </text:span><text:span text:style-name="T5">ambos sitios nos permiten scrapear los </text:span><text:span text:style-name="T6">anuncios publicados en los mismos según lo indicado en sus ficheros robots.txt.</text:span></text:p>
      <text:p text:style-name="P9">En un primer momento intentamos extraer los datos del coches.net, pero encontramos muchísimas dificultades <text:span text:style-name="T14">técnicas</text:span>, puesto que, incluso utilizando Selenium, el sitio web identificaba que éramos un robot y nos “expulsaba”. <text:span text:style-name="T14">Por ello, optamos por extraer datos de milanuncios, ya que, aún teniendo un volúmen de datos algo menor, para cada anuncio posee una información muy similar <text:s/>y </text:span>nos permite realizar scraping, <text:span text:style-name="T14">utilizando Selenium</text:span>, ya que debido a la manera en la que carga <text:span text:style-name="T14">los listados nos vemos obligados a hacer </text:span><text:span text:style-name="T3">scroll </text:span><text:span text:style-name="T14">sobre las páginas </text:span><text:span text:style-name="T15">o en caso contrario obtendremos sólo dos valores por página</text:span><text:span text:style-name="T14">.</text:span></text:p>
      <text:h text:style-name="Heading_20_1" text:outline-level="1">2. <text:span text:style-name="T1">Título</text:span></text:h>
      <text:p text:style-name="Text_20_body">–</text:p>
      <text:p text:style-name="Text_20_body"/>
      <text:h text:style-name="P6" text:outline-level="1"><text:span text:style-name="T9">3</text:span>. <text:span text:style-name="T8">Descripción</text:span></text:h>
      <text:p text:style-name="P3"/>
      <text:p text:style-name="P3"><text:span text:style-name="T1">Mediante esta práctica generamos un conjunto de datos o </text:span><text:span text:style-name="T2">dataset</text:span><text:span text:style-name="T1"> <text:s/></text:span><text:span text:style-name="T4">conformado por coches de segunda mano que se encuentran en venta a lo largo del territorio español. Entre los datos relevantes se encuentran la marca y modelo de los vehículos, el precio de venta o la provincia donde se venden.</text:span></text:p>
      <text:p text:style-name="P3"><text:span text:style-name="T4"/></text:p>
      <text:p text:style-name="P3"><text:span text:style-name="T4">– </text:span><text:span text:style-name="T7">Indicar posibles aplicaciones</text:span></text:p>
      <text:h text:style-name="Heading_20_1" text:outline-level="1"><text:s/><text:span text:style-name="T10">4. Representación gráfica</text:span></text:h>
      <text:p text:style-name="Text_20_body"/>
      <text:p text:style-name="Text_20_body">–</text:p>
      <text:h text:style-name="Heading_20_1" text:outline-level="1">5. Contenido</text:h>
      <text:p text:style-name="Text_20_body"/>
      <text:p text:style-name="P10"><text:soft-page-break/>Para cada vehículo, se recoge:</text:p>
      <text:p text:style-name="P10"/>
      <text:list xml:id="list1493419781" text:style-name="L1">
        <text:list-item>
          <text:p text:style-name="P12"><text:span text:style-name="T12">ad_id</text:span><text:span text:style-name="T10">: Identificador del anuncio del coche.</text:span></text:p>
        </text:list-item>
        <text:list-item>
          <text:p text:style-name="P11"><text:span text:style-name="T11">ad_type</text:span>: Tipo de anuncio. En nuestro caso, siempre va a ser Oferta.</text:p>
        </text:list-item>
        <text:list-item>
          <text:p text:style-name="P11"><text:span text:style-name="T11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11"><text:span text:style-name="T11">ad_title</text:span>: Título del anuncio de venta, con formato {Marca} – {Modelo}</text:p>
        </text:list-item>
        <text:list-item>
          <text:p text:style-name="P11"><text:span text:style-name="T11">car_desc</text:span>: Descripción (parte de la misma) del vehículo.</text:p>
        </text:list-item>
        <text:list-item>
          <text:p text:style-name="P11"><text:span text:style-name="T11">car_km</text:span>: Kilómetros que tiene recorridos el coche</text:p>
        </text:list-item>
        <text:list-item>
          <text:p text:style-name="P11"><text:span text:style-name="T11">car_year</text:span>: Año de matriculación del vehículo</text:p>
        </text:list-item>
        <text:list-item>
          <text:p text:style-name="P11"><text:span text:style-name="T11">car_engine_type</text:span>: Tipo de transmisión. Posibles valores: Manual | Automático.</text:p>
        </text:list-item>
        <text:list-item>
          <text:p text:style-name="P11"><text:span text:style-name="T11">car_door_num</text:span>: Número de puertas de las que dispone el coche</text:p>
        </text:list-item>
        <text:list-item>
          <text:p text:style-name="P11"><text:span text:style-name="T11">car_power</text:span>: Potencia del vehículo, en formato XXX CV</text:p>
        </text:list-item>
        <text:list-item>
          <text:p text:style-name="P11"><text:span text:style-name="T11">car_price</text:span>: Precio en euros por el que se vende el coche</text:p>
        </text:list-item>
        <text:list-item>
          <text:p text:style-name="P11"><text:span text:style-name="T11">advertizer_type</text:span>: Profesional o Particular</text:p>
        </text:list-item>
        <text:list-item>
          <text:p text:style-name="P11"><text:span text:style-name="T11">image_url</text:span>: Foto principal del anuncio de venta del coche</text:p>
        </text:list-item>
        <text:list-item>
          <text:p text:style-name="P11"><text:span text:style-name="T11">Ts</text:span>: Hora en la que se recogió la información, con formato YYYY-MM-DD hh:mm:ss.ms</text:p>
        </text:list-item>
        <text:list-item>
          <text:p text:style-name="P11"><text:span text:style-name="T11">region</text:span>: Comunidad autónoma a la que pertenece el vehículo</text:p>
        </text:list-item>
      </text:list>
      <text:p text:style-name="P10"/>
      <text:p text:style-name="P13">La información relativa a cada vehículo en venta se ha obtenido listando, para cada provincia, cuáles eran los coches en venta de más nuevos a más antiguos. Se han obtenido de 6 en 6 debido a las características del sitio web. Sólo hemos tenido en cuenta los anuncios de ofertas, no de demanda.</text:p>
      <text:p text:style-name="P13"/>
      <text:h text:style-name="Heading_20_1" text:outline-level="1">6. Agradecimientos</text:h>
      <text:p text:style-name="P13">–</text:p>
      <text:h text:style-name="Heading_20_1" text:outline-level="1">7. Inspiración</text:h>
      <text:p text:style-name="Text_20_body">–</text:p>
      <text:p text:style-name="Text_20_body"/>
      <text:h text:style-name="Heading_20_1" text:outline-level="1"><text:soft-page-break/>8. Licencia</text:h>
      <text:p text:style-name="Text_20_body">–</text:p>
      <text:p text:style-name="P14"/>
      <text:h text:style-name="Heading_20_1" text:outline-level="1">9. Código </text:h>
      <text:h text:style-name="Heading_20_1" text:outline-level="1"/>
      <text:h text:style-name="Heading_20_1" text:outline-level="1">10. Zenodo</text:h>
      <text:p text:style-name="P17">Para realizar este paso hemos de tener el CSV completo <text:span text:style-name="T16">y completar el formulari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0-29T19:51:10.706572986</dc:date>
    <meta:editing-duration>PT41M5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5" meta:paragraph-count="44" meta:word-count="529" meta:character-count="3243" meta:non-whitespace-character-count="2760"/>
  </office:meta>
</office:document-meta>
</file>